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1" svg:font-family="'Times New Roman'"/>
    <style:font-face style:name="Traditional Arabic" svg:font-family="'Traditional Arabic'"/>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Georgia"/>
    </style:style>
    <style:style style:name="P2" style:family="paragraph" style:parent-style-name="Text_20_body">
      <style:paragraph-properties fo:text-align="justify" style:justify-single-word="false"/>
    </style:style>
    <style:style style:name="P3" style:family="paragraph" style:parent-style-name="Text_20_body">
      <style:text-properties style:font-name="Georgia"/>
    </style:style>
    <style:style style:name="P4" style:family="paragraph" style:parent-style-name="Text_20_body">
      <style:paragraph-properties fo:text-align="justify" style:justify-single-word="false"/>
      <style:text-properties style:font-name="Georgia"/>
    </style:style>
    <style:style style:name="P5" style:family="paragraph" style:parent-style-name="Text_20_body">
      <style:paragraph-properties fo:margin-left="0.635cm" fo:margin-right="0cm" fo:text-align="justify" style:justify-single-word="false" fo:text-indent="-0.635cm" style:auto-text-indent="false"/>
    </style:style>
    <style:style style:name="P6" style:family="paragraph" style:parent-style-name="Text_20_body">
      <style:paragraph-properties fo:margin-left="0.635cm" fo:margin-right="0cm" fo:text-align="justify" style:justify-single-word="false" fo:text-indent="0cm" style:auto-text-indent="false"/>
    </style:style>
    <style:style style:name="P7" style:family="paragraph" style:parent-style-name="Text_20_body">
      <style:paragraph-properties fo:margin-left="0.635cm" fo:margin-right="0cm" fo:text-align="justify" style:justify-single-word="false" fo:text-indent="0cm" style:auto-text-indent="false"/>
      <style:text-properties style:font-name="Georgia"/>
    </style:style>
    <style:style style:name="P8" style:family="paragraph" style:parent-style-name="Text_20_body">
      <style:paragraph-properties fo:margin-left="1.27cm" fo:margin-right="0cm" fo:text-align="justify" style:justify-single-word="false" fo:text-indent="-0.635cm" style:auto-text-indent="false"/>
    </style:style>
    <style:style style:name="P9" style:family="paragraph" style:parent-style-name="Heading_20_1">
      <style:paragraph-properties fo:text-align="center" style:justify-single-word="false"/>
    </style:style>
    <style:style style:name="P10" style:family="paragraph" style:parent-style-name="Standard">
      <style:paragraph-properties fo:text-align="center" style:justify-single-word="false"/>
      <style:text-properties style:font-name="Georgia"/>
    </style:style>
    <style:style style:name="T1" style:family="text">
      <style:text-properties fo:font-variant="normal" fo:text-transform="none" style:font-name="Georgia"/>
    </style:style>
    <style:style style:name="T2" style:family="text">
      <style:text-properties style:font-name="Georgi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anya Jawab Tentang Hisbul Wathan </text:h>
      <text:p text:style-name="P10">Oleh : Hilman Najib, Ketua Umum Kwartir Pusat HW.</text:p>
      <text:p text:style-name="P2"><text:span text:style-name="Emphasis"><text:span text:style-name="T2"/></text:span></text:p>
      <text:p text:style-name="P2"><text:span text:style-name="Emphasis"><text:span text:style-name="T2"/></text:span></text:p>
      <text:p text:style-name="P5"><text:span text:style-name="Strong_20_Emphasis"><text:span text:style-name="T2">Apa kepanduan Hizbul Wathan itu?</text:span></text:span></text:p>
      <text:p text:style-name="P6"><text:span text:style-name="Emphasis"><text:span text:style-name="T2">Hizbul Wathan disingkat HW, yang artinya pembela tanah air. HW adalah nama gerakan kepanduan dalam Muhammadiyah, dengan status Organisasi Otonom (Ortom), yang bergerak khusus dalam kepanduan. </text:span></text:span></text:p>
      <text:p text:style-name="P2"><text:span text:style-name="Emphasis"><text:span text:style-name="T2"/></text:span></text:p>
      <text:p text:style-name="P5"><text:span text:style-name="Strong_20_Emphasis"><text:span text:style-name="T2">Mengapa Seragam HW berwarna coklat dan biru?</text:span></text:span></text:p>
      <text:p text:style-name="P6"><text:span text:style-name="Emphasis"><text:span text:style-name="T2">Warna coklat menggambarkan tanah, warna biru menggambarkan air. Sehingga dengan pakaian seragam tersebut menanamkan jiwa pandu yang cinta tanah air. Dengan kecintaan tanah air tersebut, mendorong semangat pembela tanah air. </text:span></text:span></text:p>
      <text:p text:style-name="P6"><text:span text:style-name="Emphasis"><text:span text:style-name="T2">Setangen leher warna hijau menggambarkan tanah yang subur dengan berbagai tetumbuhan.</text:span></text:span></text:p>
      <text:p text:style-name="P4"/>
      <text:p text:style-name="P5"><text:span text:style-name="Strong_20_Emphasis"><text:span text:style-name="T2">Apa Kepanduan itu?</text:span></text:span></text:p>
      <text:p text:style-name="P6"><text:span text:style-name="Emphasis"><text:span text:style-name="T2">Kepanduan adalah sistem pendidikan di luar sistem keluarga dan sekolah untuk menyempurnakan kekurangan di dua sistem tersebut dengan metode yg menarik, menyenangkan dan menantang. Umumnya dilaksanakan di alam terbuka.</text:span></text:span></text:p>
      <text:p text:style-name="P4"/>
      <text:p text:style-name="P5"><text:span text:style-name="Strong_20_Emphasis"><text:span text:style-name="T2">Apa tujuan Kepanduan?</text:span></text:span></text:p>
      <text:p text:style-name="P6"><text:span text:style-name="Emphasis"><text:span text:style-name="T2">Untuk membentuk warga masyarakat yang berkualitas, dalam arti mampu mandiri, peduli lingkungan, suka menolong dan berahlak mulia.</text:span></text:span></text:p>
      <text:p text:style-name="P4"/>
      <text:p text:style-name="P5"><text:span text:style-name="Strong_20_Emphasis"><text:span text:style-name="T2">Apa sasaran pendidikan dan pelatihan kepanduan?</text:span></text:span></text:p>
      <text:p text:style-name="P6"><text:span text:style-name="Emphasis"><text:span text:style-name="T2">Untuk membentuk manusia yang berjiwa pandu, berkepribadian pandu, berprilaku pandu dan memiliki keterampilan memandu.</text:span></text:span></text:p>
      <text:p text:style-name="P6"><text:span text:style-name="Emphasis"><text:span text:style-name="T2"/></text:span></text:p>
      <text:p text:style-name="P6"><text:span text:style-name="Emphasis"><text:span text:style-name="T2"/></text:span></text:p>
      <text:p text:style-name="P5"><text:span text:style-name="Strong_20_Emphasis"><text:span text:style-name="T2">Apa &amp; siapa pandu itu ?</text:span></text:span></text:p>
      <text:p text:style-name="P6"><text:span text:style-name="Emphasis"><text:span text:style-name="T2">Pandu adalah setiap anak, remaja &amp; pemuda yg berjiwa, berkepribadian &amp; berprilaku pandu. Mereka menggabungkan diri dalam satu gerakan kepanduan, di mana para anggota terikat untuk mematuhi undang-undang pandu.</text:span></text:span></text:p>
      <text:p text:style-name="P2"><text:span text:style-name="Emphasis"><text:span text:style-name="T2"/></text:span></text:p>
      <text:p text:style-name="P5"><text:span text:style-name="Strong_20_Emphasis"><text:span text:style-name="T2">Apa yg dimaksud berjiwa pandu?</text:span></text:span></text:p>
      <text:p text:style-name="P6"><text:span text:style-name="Emphasis"><text:span text:style-name="T2">Jiwa pandu adalah semangat untuk menjadi pandu seumur hidup;sekali pandu tetap pandu. Dengan jiwa ini maka semangat yg tertuang dlm 10 undang-undang pandu akan selalu menggelora dalm jiwanya.</text:span></text:span></text:p>
      <text:p text:style-name="P6"><text:span text:style-name="Emphasis"><text:span text:style-name="T2"/></text:span></text:p>
      <text:p text:style-name="P5"><text:soft-page-break/><text:span text:style-name="Strong_20_Emphasis"><text:span text:style-name="T2">Apa yang dimaksud berkepribadian pandu?</text:span></text:span></text:p>
      <text:p text:style-name="P6"><text:span text:style-name="Emphasis"><text:span text:style-name="T2">Setiap pandu kapan dan di mana saja selalu tampil berbeda &amp; bermakna sehingga masyarakat tahu bahwa orang tersebut adalah pandu karena terkesan pada sikapnya yg sopan, sabar, senyum &amp; bermuka manis.</text:span></text:span></text:p>
      <text:p text:style-name="P6"><text:span text:style-name="Emphasis"><text:span text:style-name="T2">Berjiwa pandu maksudnya, sekali pandu; seumur hidup pandu.</text:span></text:span></text:p>
      <text:p text:style-name="P6"><text:span text:style-name="Emphasis"><text:span text:style-name="T2"/></text:span></text:p>
      <text:p text:style-name="P5"><text:span text:style-name="Strong_20_Emphasis"><text:span text:style-name="T2">Apa yang dimaksud berketerampilan pandu?</text:span></text:span></text:p>
      <text:p text:style-name="P6"><text:span text:style-name="Emphasis"><text:span text:style-name="T2">Berketerampilan memandu, artinya menjadi warga yang berguna dalam arti mampu hidup mandiri dan menolong orang lain.</text:span></text:span></text:p>
      <text:p text:style-name="P6"><text:span text:style-name="Emphasis"><text:span text:style-name="T2"/></text:span></text:p>
      <text:p text:style-name="P5"><text:span text:style-name="Strong_20_Emphasis"><text:span text:style-name="T2">Mengapa Muhammadiyah mendirikan Kepanduan HW?</text:span></text:span></text:p>
      <text:p text:style-name="P6"><text:span text:style-name="Emphasis"><text:span text:style-name="T2">Untuk membentuk kader Muhammadiyah yang tangguh dan mandiri secara berkesinambungan dari anak – remaja – pemuda.</text:span></text:span></text:p>
      <text:p text:style-name="P6"><text:span text:style-name="Emphasis"><text:span text:style-name="T2"/></text:span></text:p>
      <text:p text:style-name="P5"><text:span text:style-name="Strong_20_Emphasis"><text:span text:style-name="T2">Apa undang-undang pandu itu?</text:span></text:span></text:p>
      <text:p text:style-name="P6"><text:span text:style-name="Emphasis"><text:span text:style-name="T2">Undang-undang pandu adalah pedoman moral yg harus dipatuhi setiap pandu.</text:span></text:span></text:p>
      <text:p text:style-name="P6"><text:span text:style-name="Emphasis"><text:span text:style-name="T2"/></text:span></text:p>
      <text:p text:style-name="P5"><text:span text:style-name="Strong_20_Emphasis"><text:span text:style-name="T2">Bagaimana cara menanamkan, menghayati dan mengamalkan UU pandu kepada anggota?</text:span></text:span></text:p>
      <text:p text:style-name="P6"><text:span text:style-name="Emphasis"><text:span text:style-name="T2">Undang-undang yg berisi 10 butir tsb selalu dibacakan dalam pertemuan, pelatihan, perkemahan, api unggun, permainan, perlombaan dan kisah teladan. Dengan seringnya diucapkan maka undang- undang ini menjadi kode etik seorang pandu. </text:span></text:span></text:p>
      <text:p text:style-name="P6"><text:span text:style-name="Emphasis"><text:span text:style-name="T2"/></text:span></text:p>
      <text:p text:style-name="P5"><text:span text:style-name="Strong_20_Emphasis"><text:span text:style-name="T2">Bagaimana keanggotaan dalam kepanduan HW?</text:span></text:span></text:p>
      <text:p text:style-name="P6"><text:span text:style-name="Emphasis"><text:span text:style-name="T2">Keanggotaan dipisahkan dalam peserta didik, pembina dan kehormatan. Peserta didik mulai dari 8-11 th disebut Athfal, 12-16 th disebut pengenal, 17-20 th disebut penghela , 21-25 th disebut penuntun. Sedangkan pembina terdiri para pimpinan satuan, peserta didik, pelatih, instruktur, pengurus Kwartir &amp; Qobilah. Anggota kehormatan terdiri dari pandu wreda, donatur&amp; simpatisan.</text:span></text:span></text:p>
      <text:p text:style-name="P6"><text:span text:style-name="Emphasis"><text:span text:style-name="T2"/></text:span></text:p>
      <text:p text:style-name="P5"><text:span text:style-name="Strong_20_Emphasis"><text:span text:style-name="T2">Bagaimana keanggotaan rangkap Ortom?</text:span></text:span></text:p>
      <text:p text:style-name="P6"><text:span text:style-name="Emphasis"><text:span text:style-name="T2">Sesuai dengan AD/ART HW, semua usia &amp; gender terwadahi dalam gerakan kepanduan HW ini. Mulai dari siswa usia 8 th, mahasiswa- 25 th, NA &amp; PM- 25 th dan anggota tapak suci. Bahkan pengurus Kwartir pusat sampai cabang banyak dijabat oleh pengurus Muhammadiyah &amp; Aisyah. Dengan demikian, tidak ada masalah dengan keanggotaan rangkap ortom lainnya.</text:span></text:span></text:p>
      <text:p text:style-name="P7"/>
      <text:p text:style-name="P5"><text:span text:style-name="Strong_20_Emphasis"><text:span text:style-name="T2">Apa yang disebut Kwartir? </text:span></text:span></text:p>
      <text:p text:style-name="P6"><text:span text:style-name="Emphasis"><text:span text:style-name="T2">Kwartir adalah pimpinan kepanduan HW yg menjadi pengurus di tingkat pusat (Kwarpus), wilayah (Kwarwil), daerah (Kwarda), cabang ( Kwarcab ) &amp; di tingkat Qobilah. </text:span></text:span></text:p>
      <text:p text:style-name="P6"><text:span text:style-name="Emphasis"><text:span text:style-name="T2"/></text:span></text:p>
      <text:p text:style-name="P6"><text:soft-page-break/><text:span text:style-name="Strong_20_Emphasis"><text:span text:style-name="T2"/></text:span></text:p>
      <text:p text:style-name="P5"><text:span text:style-name="Strong_20_Emphasis"><text:span text:style-name="T2">Apa yang disebut dengan Qobilah?</text:span></text:span></text:p>
      <text:p text:style-name="P6"><text:span text:style-name="Emphasis"><text:span text:style-name="T2">Qobilah adalah pimpinan kepanduan HW di tingkat ranting (terdepan). Kalau di dalam Pramuka disebut Gugus Depan. Kalau HW tempo disebut golongan. Qobilah ideal terdiri dari seluruh peserta didik, ada athfal, pengenal , penghela dan penuntun. Namun hal ini susah dilaksanakan. Oleh karena itu, kwarpus mengambil kebijakan pada tahap awal hanya ada kelompok usia pun dapat disahkan dapat disahkan sebagai Qobilah.</text:span></text:span></text:p>
      <text:p text:style-name="P4"/>
      <text:p text:style-name="P5"><text:span text:style-name="Strong_20_Emphasis"><text:span text:style-name="T2">Mengapa HW Dibangkitkan Kembali?</text:span></text:span><text:span text:style-name="Emphasis"><text:span text:style-name="T2"> </text:span></text:span></text:p>
      <text:p text:style-name="P8"><text:span text:style-name="T2">•</text:span><text:span text:style-name="T1"> </text:span><text:span text:style-name="Emphasis"><text:span text:style-name="T2">Dengan dileburkannya HW ke Pramuka tahun 1961, Muhammadiyah merasa kehilangan sarana utama untuk kaderisasi yang berkesinambungan.</text:span></text:span></text:p>
      <text:p text:style-name="P8"><text:span text:style-name="T2">•</text:span><text:span text:style-name="T1"> </text:span><text:span text:style-name="Emphasis"><text:span text:style-name="T2">Putra-putri warga Muhammadiyah yang mengikuti Pramuka hanya terbatas pada kegiatan sekolah.</text:span></text:span></text:p>
      <text:p text:style-name="P8"><text:span text:style-name="T2">•</text:span><text:span text:style-name="T1"> </text:span><text:span text:style-name="Emphasis"><text:span text:style-name="T2">Mereka terlepas dari kehidupan Muhammadiyah di ranting. Sehingga kepekaan sosialnya berkurang.</text:span></text:span></text:p>
      <text:p text:style-name="P8"><text:span text:style-name="T2">•</text:span><text:span text:style-name="T1"> </text:span><text:span text:style-name="Emphasis"><text:span text:style-name="T2">Sejarah membuktikan bahwa tokoh-tokoh pimpinan Muhammadiyah dan negara banyak berasal dari didikan HW. Oleh karena itu, persyarikatan berusaha memanfaatkan kepanduan HW sebagai kaderisasi yang berkesinambungan. </text:span></text:span></text:p>
      <text:p text:style-name="P6"><text:span text:style-name="Emphasis"><text:span text:style-name="T2"/></text:span></text:p>
      <text:p text:style-name="P2"><text:span text:style-name="Strong_20_Emphasis"><text:span text:style-name="T2">Bagaimana strategi pengembangan kepanduan HW?</text:span></text:span><text:span text:style-name="T2"> </text:span></text:p>
      <text:p text:style-name="P3">Dalam pengembangan kepanduan HW digunakan 2 jalur, yaitu jalur sekolah dan jalur Pemukman (teritorial). Masing-masing jalur memiliki kelebihan dan kekurangannya. Namun untuk kelangsungan kaderisasi yang berkesinambungan, sebaiknya dikembangkan di jalur pemukiman, lewat ranting Muhammadiyah..</text:p>
      <text:p text:style-name="P2"><text:span text:style-name="Strong_20_Emphasis"><text:span text:style-name="T2">Bagaimana Organisasi Baru yang diharapkan?</text:span></text:span></text:p>
      <text:p text:style-name="P4">Dalam menyusun kepengurusan di kwartir sebaiknya dimulai dengan jumlah yang kecil tapi representatif. Dengan berkembangnya kegiatan, dapat setiap kali ditambahkan tugas-tugas baru sesuai dengan kebutuhan. Kalau dimulai dengan jumlah yang besar, maka kesulitan bagi ketua untuk mengganti mereka yang ternyata tidak dapat berpartisipasi aktif.Dalam memilih personalia, perlu ditempatkan orang-orang yang pintar (kompeten), benar (amanah) dan punya waktu (’kober’). Biasanya, kepengurusan yang kecil akan lebih lincah dan luwes.</text:p>
      <text:p text:style-name="P2"><text:span text:style-name="Emphasis"><text:span text:style-name="T2"/></text:span></text:p>
      <text:p text:style-name="Text_20_body"><text:span text:style-name="Strong_20_Emphasis"><text:span text:style-name="T2">Tanya Jawab ini ditayangkan secara interaktif, sehingga terbuka bagi tanggapan dan Tanya jawab lebih luas. Insyaa Allah akan memperjelas keberadaan HW setelah dibangkitkan.</text:span></text:span></text:p>
      <text:p text:style-name="P1"/>
      <text:p text:style-name="P1"/>
      <text:p text:style-name="P1">Sumber : http://hw.muhammadiyah.or.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1" svg:font-family="'Times New Roman'"/>
    <style:font-face style:name="Traditional Arabic" svg:font-family="'Traditional Arabic'"/>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ja" style:country-asian="JP"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iberation Sans" style:font-size-asian="10.5pt" style:language-asian="ja" style:country-asian="JP" style:font-name-complex="Traditional Arabic"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Liberation Sans" style:font-size-asian="14pt" style:font-name-complex="Traditional Arabic"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raditional Arabic"/>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raditional Arabic"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raditional Arabic"/>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iberation San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zharuddin</meta:initial-creator>
    <meta:creation-date>2010-04-12T09:41:33</meta:creation-date>
    <dc:date>2010-04-12T09:48:13</dc:date>
    <dc:creator>Azharuddin</dc:creator>
    <meta:editing-duration>PT00H02M59S</meta:editing-duration>
    <meta:editing-cycles>6</meta:editing-cycles>
    <meta:generator>OpenOffice.org/3.0$Linux OpenOffice.org_project/300m15$Build-9379</meta:generator>
    <meta:document-statistic meta:table-count="0" meta:image-count="0" meta:object-count="0" meta:page-count="3" meta:paragraph-count="47" meta:word-count="790" meta:character-count="5786"/>
    <meta:user-defined meta:name="Info 1"/>
    <meta:user-defined meta:name="Info 2"/>
    <meta:user-defined meta:name="Info 3"/>
    <meta:user-defined meta:name="Info 4"/>
  </office:meta>
</office:document-meta>
</file>